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6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3" style:family="table-cell" style:parent-style-name="Default" style:data-style-name="N104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4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1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9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0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21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Gestor de Projetos</text:p>
          </table:table-cell>
          <table:table-cell table:style-name="ce14" office:value-type="currency" office:currency="BRL" office:value="6225" calcext:value-type="currency">
            <text:p>R$ 6.225,00</text:p>
          </table:table-cell>
          <table:table-cell table:style-name="ce14" table:formula="of:=[Planilha1.D4]*2" office:value-type="currency" office:currency="BRL" office:value="12450" calcext:value-type="currency">
            <text:p>R$ 12.450,00</text:p>
          </table:table-cell>
          <table:table-cell table:style-name="ce14" table:formula="of:=[Planilha1.E4]/176" office:value-type="currency" office:currency="BRL" office:value="70.7386363636364" calcext:value-type="currency">
            <text:p>R$ 70,7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Admin. de Banco de Dados</text:p>
          </table:table-cell>
          <table:table-cell table:style-name="ce14" office:value-type="currency" office:currency="BRL" office:value="2382" calcext:value-type="currency">
            <text:p>R$ 2.382,00</text:p>
          </table:table-cell>
          <table:table-cell table:style-name="ce14" table:formula="of:=[Planilha1.D5]*2" office:value-type="currency" office:currency="BRL" office:value="4764" calcext:value-type="currency">
            <text:p>R$ 4.764,00</text:p>
          </table:table-cell>
          <table:table-cell table:style-name="ce14" table:formula="of:=[Planilha1.E5]/176" office:value-type="currency" office:currency="BRL" office:value="27.0681818181818" calcext:value-type="currency">
            <text:p>R$ 27,0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Programador WEB</text:p>
          </table:table-cell>
          <table:table-cell table:style-name="ce14" office:value-type="currency" office:currency="BRL" office:value="2287" calcext:value-type="currency">
            <text:p>R$ 2.287,00</text:p>
          </table:table-cell>
          <table:table-cell table:style-name="ce14" table:formula="of:=[Planilha1.D6]*2" office:value-type="currency" office:currency="BRL" office:value="4574" calcext:value-type="currency">
            <text:p>R$ 4.574,00</text:p>
          </table:table-cell>
          <table:table-cell table:style-name="ce14" table:formula="of:=[Planilha1.E6]/176" office:value-type="currency" office:currency="BRL" office:value="25.9886363636364" calcext:value-type="currency">
            <text:p>R$ 25,9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Programador JavaScript</text:p>
          </table:table-cell>
          <table:table-cell table:style-name="ce14" office:value-type="currency" office:currency="BRL" office:value="3479" calcext:value-type="currency">
            <text:p>R$ 3.479,00</text:p>
          </table:table-cell>
          <table:table-cell table:style-name="ce14" table:formula="of:=[Planilha1.D7]*2" office:value-type="currency" office:currency="BRL" office:value="6958" calcext:value-type="currency">
            <text:p>R$ 6.958,00</text:p>
          </table:table-cell>
          <table:table-cell table:style-name="ce14" table:formula="of:=[Planilha1.E7]/176" office:value-type="currency" office:currency="BRL" office:value="39.5340909090909" calcext:value-type="currency">
            <text:p>R$ 39,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0" office:value-type="string" calcext:value-type="string">
            <text:p>Testador</text:p>
          </table:table-cell>
          <table:table-cell table:style-name="ce14" office:value-type="currency" office:currency="BRL" office:value="800" calcext:value-type="currency">
            <text:p>R$ 800,00</text:p>
          </table:table-cell>
          <table:table-cell table:style-name="ce14" table:formula="of:=[Planilha1.D8]*2" office:value-type="currency" office:currency="BRL" office:value="1600" calcext:value-type="currency">
            <text:p>R$ 1.600,00</text:p>
          </table:table-cell>
          <table:table-cell table:style-name="ce14" table:formula="of:=[Planilha1.E8]/176" office:value-type="currency" office:currency="BRL" office:value="9.09090909090909" calcext:value-type="currency">
            <text:p>R$ 9,0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0" office:value-type="string" calcext:value-type="string">
            <text:p>Analista de Teste</text:p>
          </table:table-cell>
          <table:table-cell table:style-name="ce14" office:value-type="currency" office:currency="BRL" office:value="1000" calcext:value-type="currency">
            <text:p>R$ 1.000,00</text:p>
          </table:table-cell>
          <table:table-cell table:style-name="ce14" table:formula="of:=[Planilha1.D9]*2" office:value-type="currency" office:currency="BRL" office:value="2000" calcext:value-type="currency">
            <text:p>R$ 2.000,00</text:p>
          </table:table-cell>
          <table:table-cell table:style-name="ce14" table:formula="of:=[Planilha1.E9]/176" office:value-type="currency" office:currency="BRL" office:value="11.3636363636364" calcext:value-type="currency">
            <text:p>R$ 11,3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Distribuição em horas</text:p>
          </table:table-cell>
          <table:covered-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1" table:number-rows-spanned="2">
            <text:p>ID da Atividade</text:p>
          </table:table-cell>
          <table:table-cell table:style-name="ce15" office:value-type="string" calcext:value-type="string" table:number-columns-spanned="1" table:number-rows-spanned="2">
            <text:p>Predecessora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1" office:value-type="string" calcext:value-type="string" table:number-columns-spanned="1" table:number-rows-spanned="2">
            <text:p>Custo por atividade</text:p>
          </table:table-cell>
          <table:table-cell table:style-name="ce21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15">
            <text:p>1</text:p>
          </table:table-cell>
          <table:table-cell table:style-name="ce11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6"/>
          <table:table-cell table:style-name="ce18" table:formula="of:=8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.E15]*[.F4])+([.F15]*[.F5])+([.G15]*[.F6])+([.H15]*[.F7])+([.I15]*[.F8])+([.J15]*[.F9])" office:value-type="currency" office:currency="BRL" office:value="565.909090909091" calcext:value-type="currency">
            <text:p>R$ 565,91</text:p>
          </table:table-cell>
          <table:table-cell table:style-name="ce13" table:formula="of:=[.K15]+[.K16]+[.K17]+[.K18]+[.K19]" office:value-type="currency" office:currency="BRL" office:value="2022.98863636364" calcext:value-type="currency" table:number-columns-spanned="1" table:number-rows-spanned="5">
            <text:p>R$ 2.022,99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6" office:value-type="string" calcext:value-type="string">
            <text:p>1</text:p>
          </table:table-cell>
          <table:table-cell table:style-name="ce18" table:formula="of:=8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Planilha1.E16]*[Planilha1.F4])+([Planilha1.F16]*[Planilha1.F5])+([Planilha1.G16]*[Planilha1.F6])+([Planilha1.H16]*[Planilha1.F7])+([Planilha1.I16]*[Planilha1.F8])+([Planilha1.J16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6" office:value-type="string" calcext:value-type="string">
            <text:p>1, 2</text:p>
          </table:table-cell>
          <table:table-cell table:style-name="ce18" table:formula="of:=8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Planilha1.E17]*[Planilha1.F4])+([Planilha1.F17]*[Planilha1.F5])+([Planilha1.G17]*[Planilha1.F6])+([Planilha1.H17]*[Planilha1.F7])+([Planilha1.I17]*[Planilha1.F8])+([Planilha1.J17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<text:s/>4</text:p>
          </table:table-cell>
          <table:table-cell table:style-name="ce16" office:value-type="string" calcext:value-type="string">
            <text:p>1, 2, 3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3" table:formula="of:=([Planilha1.E18]*[Planilha1.F4])+([Planilha1.F18]*[Planilha1.F5])+([Planilha1.G18]*[Planilha1.F6])+([Planilha1.H18]*[Planilha1.F7])+([Planilha1.I18]*[Planilha1.F8])+([Planilha1.J18]*[Planilha1.F9])" office:value-type="currency" office:currency="BRL" office:value="183.784090909091" calcext:value-type="currency">
            <text:p>R$ 183,78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6" office:value-type="string" calcext:value-type="string">
            <text:p>1, 2, 3, 4</text:p>
          </table:table-cell>
          <table:table-cell table:style-name="ce18" table:formula="of:=2" office:value-type="float" office:value="2" calcext:value-type="float">
            <text:p>2</text:p>
          </table:table-cell>
          <table:table-cell table:style-name="ce18" table:number-columns-repeated="5"/>
          <table:table-cell table:style-name="ce13" table:formula="of:=([Planilha1.E19]*[Planilha1.F4])+([Planilha1.F19]*[Planilha1.F5])+([Planilha1.G19]*[Planilha1.F6])+([Planilha1.H19]*[Planilha1.F7])+([Planilha1.I19]*[Planilha1.F8])+([Planilha1.J19]*[Planilha1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6"/>
          <table:table-cell table:style-name="ce18" table:formula="of:=8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Planilha1.E21]*[Planilha1.F4])+([Planilha1.F21]*[Planilha1.F5])+([Planilha1.G21]*[Planilha1.F6])+([Planilha1.H21]*[Planilha1.F7])+([Planilha1.I21]*[Planilha1.F8])+([Planilha1.J21]*[Planilha1.F9])" office:value-type="currency" office:currency="BRL" office:value="565.909090909091" calcext:value-type="currency">
            <text:p>R$ 565,91</text:p>
          </table:table-cell>
          <table:table-cell table:style-name="ce13" table:formula="of:=[.K21]+[.K22]+[.K23]+[.K24]" office:value-type="currency" office:currency="BRL" office:value="2971.02272727273" calcext:value-type="currency" table:number-columns-spanned="1" table:number-rows-spanned="4">
            <text:p>R$ 2.971,0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6" office:value-type="string" calcext:value-type="string">
            <text:p>1</text:p>
          </table:table-cell>
          <table:table-cell table:style-name="ce18" table:formula="of:=8*2" office:value-type="float" office:value="16" calcext:value-type="float">
            <text:p>16</text:p>
          </table:table-cell>
          <table:table-cell table:style-name="ce18" table:number-columns-repeated="5"/>
          <table:table-cell table:style-name="ce13" table:formula="of:=([Planilha1.E22]*[Planilha1.F4])+([Planilha1.F22]*[Planilha1.F5])+([Planilha1.G22]*[Planilha1.F6])+([Planilha1.H22]*[Planilha1.F7])+([Planilha1.I22]*[Planilha1.F8])+([Planilha1.J22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6" office:value-type="string" calcext:value-type="string">
            <text:p>1, 2</text:p>
          </table:table-cell>
          <table:table-cell table:style-name="ce18" table:formula="of:=8*2" office:value-type="float" office:value="16" calcext:value-type="float">
            <text:p>16</text:p>
          </table:table-cell>
          <table:table-cell table:style-name="ce18" table:number-columns-repeated="5"/>
          <table:table-cell table:style-name="ce13" table:formula="of:=([Planilha1.E23]*[Planilha1.F4])+([Planilha1.F23]*[Planilha1.F5])+([Planilha1.G23]*[Planilha1.F6])+([Planilha1.H23]*[Planilha1.F7])+([Planilha1.I23]*[Planilha1.F8])+([Planilha1.J23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6" office:value-type="string" calcext:value-type="string">
            <text:p>1, 2, 3</text:p>
          </table:table-cell>
          <table:table-cell table:style-name="ce18" table:formula="of:=2" office:value-type="float" office:value="2" calcext:value-type="float">
            <text:p>2</text:p>
          </table:table-cell>
          <table:table-cell table:style-name="ce18" table:number-columns-repeated="5"/>
          <table:table-cell table:style-name="ce13" table:formula="of:=([Planilha1.E24]*[Planilha1.F4])+([Planilha1.F24]*[Planilha1.F5])+([Planilha1.G24]*[Planilha1.F6])+([Planilha1.H24]*[Planilha1.F7])+([Planilha1.I24]*[Planilha1.F8])+([Planilha1.J24]*[Planilha1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6"/>
          <table:table-cell table:style-name="ce18"/>
          <table:table-cell table:style-name="ce18" table:formula="of:=4" office:value-type="float" office:value="4" calcext:value-type="float">
            <text:p>4</text:p>
          </table:table-cell>
          <table:table-cell table:style-name="ce18" table:formula="of:=4" office:value-type="float" office:value="4" calcext:value-type="float">
            <text:p>4</text:p>
          </table:table-cell>
          <table:table-cell table:style-name="ce18" table:number-columns-repeated="3"/>
          <table:table-cell table:style-name="ce13" table:formula="of:=([.E26]*[.F4])+([.F26]*[.F5])+([.G26]*[.F6])+([.H26]*[.F7])+([.I26]*[.F8])+([.J26]*[.F9])" office:value-type="currency" office:currency="BRL" office:value="212.227272727273" calcext:value-type="currency">
            <text:p>R$ 212,23</text:p>
          </table:table-cell>
          <table:table-cell table:style-name="ce13" table:formula="of:=[.K26]+[.K27]+[.K28]+[.K29]+[.K30]+[.K31]+[.K32]+[.K33]+[.K34]+[.K35]" office:value-type="currency" office:currency="BRL" office:value="15008.2272727273" calcext:value-type="currency" table:number-columns-spanned="1" table:number-rows-spanned="10">
            <text:p>R$ 15.008,23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.1</text:p>
          </table:table-cell>
          <table:table-cell table:style-name="ce16" office:value-type="string" calcext:value-type="string">
            <text:p>1</text:p>
          </table:table-cell>
          <table:table-cell table:style-name="ce18"/>
          <table:table-cell table:style-name="ce18" table:formula="of:=8*10" office:value-type="float" office:value="80" calcext:value-type="float">
            <text:p>80</text:p>
          </table:table-cell>
          <table:table-cell table:style-name="ce18" table:number-columns-repeated="4"/>
          <table:table-cell table:style-name="ce13" table:formula="of:=([.E27]*[.F4])+([.F27]*[.F5])+([.G27]*[.F6])+([.H27]*[.F7])+([.I27]*[.F8])+([.J27]*[.F9])" office:value-type="currency" office:currency="BRL" office:value="2165.45454545454" calcext:value-type="currency">
            <text:p>R$ 2.165,4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6" office:value-type="string" calcext:value-type="string">
            <text:p>1</text:p>
          </table:table-cell>
          <table:table-cell table:style-name="ce18" table:number-columns-repeated="2"/>
          <table:table-cell table:style-name="ce18" table:formula="of:=8*10" office:value-type="float" office:value="80" calcext:value-type="float">
            <text:p>80</text:p>
          </table:table-cell>
          <table:table-cell table:style-name="ce18" table:number-columns-repeated="3"/>
          <table:table-cell table:style-name="ce13" table:formula="of:=([.E28]*[.F4])+([.F28]*[.F5])+([.G28]*[.F6])+([.H28]*[.F7])+([.I28]*[.F8])+([.J28]*[.F9])" office:value-type="currency" office:currency="BRL" office:value="2079.09090909091" calcext:value-type="currency">
            <text:p>R$ 2.079,09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2</text:p>
          </table:table-cell>
          <table:table-cell table:style-name="ce12" office:value-type="string" calcext:value-type="string">
            <text:p>2.2</text:p>
          </table:table-cell>
          <table:table-cell table:style-name="ce17" office:value-type="string" calcext:value-type="string">
            <text:p>1, 2.1</text:p>
          </table:table-cell>
          <table:table-cell table:style-name="ce19" table:number-columns-repeated="3"/>
          <table:table-cell table:style-name="ce19" table:formula="of:=8*17" office:value-type="float" office:value="136" calcext:value-type="float">
            <text:p>136</text:p>
          </table:table-cell>
          <table:table-cell table:style-name="ce19" table:number-columns-repeated="2"/>
          <table:table-cell table:style-name="ce13" table:formula="of:=([.E29]*[.F4])+([.F29]*[.F5])+([.G29]*[.F6])+([.H29]*[.F7])+([.I29]*[.F8])+([.J29]*[.F9])" office:value-type="currency" office:currency="BRL" office:value="5376.63636363636" calcext:value-type="currency">
            <text:p>R$ 5.376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6" office:value-type="string" calcext:value-type="string">
            <text:p>1</text:p>
          </table:table-cell>
          <table:table-cell table:style-name="ce18" table:number-columns-repeated="2"/>
          <table:table-cell table:style-name="ce18" table:formula="of:=8*4" office:value-type="float" office:value="32" calcext:value-type="float">
            <text:p>32</text:p>
          </table:table-cell>
          <table:table-cell table:style-name="ce18" table:number-columns-repeated="3"/>
          <table:table-cell table:style-name="ce13" table:formula="of:=([.E30]*[.F4])+([.F30]*[.F5])+([.G30]*[.F6])+([.H30]*[.F7])+([.I30]*[.F8])+([.J30]*[.F9])" office:value-type="currency" office:currency="BRL" office:value="831.636363636365" calcext:value-type="currency">
            <text:p>R$ 831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.1</text:p>
          </table:table-cell>
          <table:table-cell table:style-name="ce16" office:value-type="string" calcext:value-type="string">
            <text:p>1, 2</text:p>
          </table:table-cell>
          <table:table-cell table:style-name="ce18" table:number-columns-repeated="4"/>
          <table:table-cell table:style-name="ce18" table:formula="of:=8*4" office:value-type="float" office:value="32" calcext:value-type="float">
            <text:p>32</text:p>
          </table:table-cell>
          <table:table-cell table:style-name="ce18"/>
          <table:table-cell table:style-name="ce13" table:formula="of:=([.E31]*[.F4])+([.F31]*[.F5])+([.G31]*[.F6])+([.H31]*[.F7])+([.I31]*[.F8])+([.J31]*[.F9])" office:value-type="currency" office:currency="BRL" office:value="290.909090909091" calcext:value-type="currency">
            <text:p>R$ 290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.2</text:p>
          </table:table-cell>
          <table:table-cell table:style-name="ce16" office:value-type="string" calcext:value-type="string">
            <text:p>3.1</text:p>
          </table:table-cell>
          <table:table-cell table:style-name="ce18" table:number-columns-repeated="5"/>
          <table:table-cell table:style-name="ce18" table:formula="of:=8*1" office:value-type="float" office:value="8" calcext:value-type="float">
            <text:p>8</text:p>
          </table:table-cell>
          <table:table-cell table:style-name="ce13" table:formula="of:=([.E32]*[.F4])+([.F32]*[.F5])+([.G32]*[.F6])+([.H32]*[.F7])+([.I32]*[.F8])+([.J32]*[.F9])" office:value-type="currency" office:currency="BRL" office:value="90.9090909090912" calcext:value-type="currency">
            <text:p>R$ 90,91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7" office:value-type="string" calcext:value-type="string">
            <text:p>1, 2, 3</text:p>
          </table:table-cell>
          <table:table-cell table:style-name="ce19" table:formula="of:=8*1" office:value-type="float" office:value="8" calcext:value-type="float">
            <text:p>8</text:p>
          </table:table-cell>
          <table:table-cell table:style-name="ce19" table:number-columns-repeated="5"/>
          <table:table-cell table:style-name="ce13" table:formula="of:=([.E33]*[.F4])+([.F33]*[.F5])+([.G33]*[.F6])+([.H33]*[.F7])+([.I33]*[.F8])+([.J33]*[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6" office:value-type="string" calcext:value-type="string">
            <text:p>1, 2, 3, 4</text:p>
          </table:table-cell>
          <table:table-cell table:style-name="ce18" table:formula="of:=8*5" office:value-type="float" office:value="40" calcext:value-type="float">
            <text:p>40</text:p>
          </table:table-cell>
          <table:table-cell table:style-name="ce18" table:number-columns-repeated="5"/>
          <table:table-cell table:style-name="ce13" table:formula="of:=([.E34]*[.F4])+([.F34]*[.F5])+([.G34]*[.F6])+([.H34]*[.F7])+([.I34]*[.F8])+([.J34]*[.F9])" office:value-type="currency" office:currency="BRL" office:value="2829.54545454546" calcext:value-type="currency">
            <text:p>R$ 2.829,5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1, 2, 3, 4, 5</text:p>
          </table:table-cell>
          <table:table-cell table:style-name="ce18" table:formula="of:=8*1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.E35]*[.F4])+([.F35]*[.F5])+([.G35]*[.F6])+([.H35]*[.F7])+([.I35]*[.F8])+([.J35]*[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/>
          <table:table-cell table:style-name="ce16"/>
          <table:table-cell table:style-name="ce18" table:number-columns-repeated="6"/>
          <table:table-cell table:style-name="ce13" table:formula="of:=([.E37]*[.F4])+([.F37]*[.F5])+([.G37]*[.F6])+([.H37]*[.F7])+([.I37]*[.F8])+([.J37]*[.F9])" office:value-type="currency" office:currency="BRL" office:value="0" calcext:value-type="currency">
            <text:p>R$ 0,00</text:p>
          </table:table-cell>
          <table:table-cell table:style-name="ce13" table:formula="of:=[.K37]+[.L38]+[.K39]" office:value-type="currency" office:currency="BRL" office:value="0" calcext:value-type="currency" table:number-columns-spanned="1" table:number-rows-spanned="3">
            <text:p>R$ 0,00</text:p>
          </table:table-cell>
        </table:table-row>
        <table:table-row table:style-name="ro1">
          <table:table-cell/>
          <table:covered-table-cell/>
          <table:table-cell table:style-name="ce7"/>
          <table:table-cell table:style-name="ce16"/>
          <table:table-cell table:style-name="ce18" table:number-columns-repeated="6"/>
          <table:table-cell table:style-name="ce13" table:formula="of:=([.E38]*[.F4])+([.F38]*[.F5])+([.G38]*[.F6])+([.H38]*[.F7])+([.I38]*[.F8])+([.J38]*[.F9])" office:value-type="currency" office:currency="BRL" office:value="0" calcext:value-type="currency">
            <text:p>R$ 0,00</text:p>
          </table:table-cell>
          <table:covered-table-cell/>
        </table:table-row>
        <table:table-row table:style-name="ro1">
          <table:table-cell/>
          <table:covered-table-cell/>
          <table:table-cell table:style-name="ce7"/>
          <table:table-cell table:style-name="ce16"/>
          <table:table-cell table:style-name="ce18" table:number-columns-repeated="6"/>
          <table:table-cell table:style-name="ce13" table:formula="of:=([.E39]*[.F4])+([.F39]*[.F5])+([.G39]*[.F6])+([.H39]*[.F7])+([.I39]*[.F8])+([.J39]*[.F9])" office:value-type="currency" office:currency="BRL" office:value="0" calcext:value-type="currency">
            <text:p>R$ 0,00</text:p>
          </table:table-cell>
          <table:covered-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0" table:number-rows-spanned="1">
            <text:p>Fase: Monitoramento</text:p>
          </table:table-cell>
          <table:covered-table-cell table:number-columns-repeated="9"/>
        </table:table-row>
        <table:table-row table:style-name="ro1" table:number-rows-repeated="3">
          <table:table-cell table:number-columns-repeated="2"/>
          <table:table-cell table:style-name="ce7"/>
          <table:table-cell table:style-name="ce16"/>
          <table:table-cell table:style-name="ce18" table:number-columns-repeated="6"/>
          <table:table-cell table:style-name="ce13"/>
          <table:table-cell/>
        </table:table-row>
        <table:table-row table:style-name="ro1" table:number-rows-repeated="3">
          <table:table-cell table:number-columns-repeated="2"/>
          <table:table-cell table:style-name="ce7"/>
          <table:table-cell table:style-name="ce16"/>
          <table:table-cell table:style-name="ce18" table:number-columns-repeated="6"/>
          <table:table-cell table:style-name="ce13"/>
          <table:table-cell/>
        </table:table-row>
        <table:table-row table:style-name="ro1">
          <table:table-cell table:number-columns-repeated="2"/>
          <table:table-cell table:style-name="ce7"/>
          <table:table-cell table:style-name="ce16"/>
          <table:table-cell table:style-name="ce18" table:number-columns-repeated="6"/>
          <table:table-cell table:style-name="ce13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0" office:value-type="string" calcext:value-type="string" table:number-columns-spanned="1" table:number-rows-spanned="2">
            <text:p>Recursos Materiais</text:p>
          </table:table-cell>
          <table:table-cell table:style-name="ce20" office:value-type="string" calcext:value-type="string" table:number-columns-spanned="1" table:number-rows-spanned="2">
            <text:p>Custo Acumulad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3" table:formula="of:=([.E15]+[.E16]+[.E17]+[.E18]+[.E19]+[.E21]+[.E22]+[.E23]+[.E24]+[.E26]+[.E27]+[.E28])*[.F4]" office:value-type="currency" office:currency="BRL" office:value="4880.96590909091" calcext:value-type="currency">
            <text:p>R$ 4.880,97</text:p>
          </table:table-cell>
          <table:table-cell table:style-name="ce13" table:formula="of:=([.F15]+[.F16]+[.F17]+[.F18]+[.F19]+[.F21]+[.F22]+[.F23]+[.F24]+[.F26]+[.F27]+[.F28])*[.F5]" office:value-type="currency" office:currency="BRL" office:value="2300.79545454545" calcext:value-type="currency">
            <text:p>R$ 2.300,80</text:p>
          </table:table-cell>
          <table:table-cell table:style-name="ce13" table:formula="of:=([.G15]+[.G16]+[.G17]+[.G18]+[.G19]+[.G21]+[.G22]+[.G23]+[.G24]+[.G26]+[.G27]+[.G28])*[.F6]" office:value-type="currency" office:currency="BRL" office:value="2209.03409090909" calcext:value-type="currency">
            <text:p>R$ 2.209,03</text:p>
          </table:table-cell>
          <table:table-cell table:style-name="ce13" table:formula="of:=([.H15]+[.H16]+[.H17]+[.H18]+[.H19]+[.H21]+[.H22]+[.H23]+[.H24]+[.H26]+[.H27]+[.H28])*[.F7]" office:value-type="currency" office:currency="BRL" office:value="39.5340909090909" calcext:value-type="currency">
            <text:p>R$ 39,53</text:p>
          </table:table-cell>
          <table:table-cell table:style-name="ce13" table:formula="of:=([.I15]+[.I16]+[.I17]+[.I18]+[.I19]+[.I21]+[.I22]+[.I23]+[.I24]+[.I26]+[.I27]+[.I28])*[.F8]" office:value-type="currency" office:currency="BRL" office:value="9.09090909090909" calcext:value-type="currency">
            <text:p>R$ 9,09</text:p>
          </table:table-cell>
          <table:table-cell table:style-name="ce13" table:formula="of:=([.J15]+[.J16]+[.J17]+[.J18]+[.J19]+[.J21]+[.J22]+[.J23]+[.J24]+[.J26]+[.J27]+[.J28])*[.F9]" office:value-type="currency" office:currency="BRL" office:value="11.3636363636364" calcext:value-type="currency">
            <text:p>R$ 11,36</text:p>
          </table:table-cell>
          <table:table-cell table:style-name="ce13" table:formula="of:=350" office:value-type="currency" office:currency="BRL" office:value="350" calcext:value-type="currency">
            <text:p>R$ 350,00</text:p>
          </table:table-cell>
          <table:table-cell table:style-name="ce13" table:formula="of:=[.C53]+[.D53]+[.E53]+[.F53]+[.G53]+[.H53]+[.I53]" office:value-type="currency" office:currency="BRL" office:value="9800.78409090909" calcext:value-type="currency">
            <text:p>R$ 9.800,78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13" table:formula="of:=([.E29]+[.E30]+[.E31]+[.E32])*[.F4]" office:value-type="currency" office:currency="BRL" office:value="0" calcext:value-type="currency">
            <text:p>R$ 0,00</text:p>
          </table:table-cell>
          <table:table-cell table:style-name="ce13" table:formula="of:=([.F29]+[.F30]+[.F31]+[.F32])*[.F5]" office:value-type="currency" office:currency="BRL" office:value="0" calcext:value-type="currency">
            <text:p>R$ 0,00</text:p>
          </table:table-cell>
          <table:table-cell table:style-name="ce13" table:formula="of:=([.G29]+[.G30]+[.G31]+[.G32])*[.F6]" office:value-type="currency" office:currency="BRL" office:value="831.636363636365" calcext:value-type="currency">
            <text:p>R$ 831,64</text:p>
          </table:table-cell>
          <table:table-cell table:style-name="ce13" table:formula="of:=([.H29]+[.H30]+[.H31]+[.H32])*[.F7]" office:value-type="currency" office:currency="BRL" office:value="5376.63636363636" calcext:value-type="currency">
            <text:p>R$ 5.376,64</text:p>
          </table:table-cell>
          <table:table-cell table:style-name="ce13" table:formula="of:=([.I29]+[.I30]+[.I31]+[.I32])*[.F8]" office:value-type="currency" office:currency="BRL" office:value="290.909090909091" calcext:value-type="currency">
            <text:p>R$ 290,91</text:p>
          </table:table-cell>
          <table:table-cell table:style-name="ce13" table:formula="of:=([.J29]+[.J30]+[.J31]+[.J32])*[.F9]" office:value-type="currency" office:currency="BRL" office:value="90.9090909090912" calcext:value-type="currency">
            <text:p>R$ 90,91</text:p>
          </table:table-cell>
          <table:table-cell table:style-name="ce13" table:formula="of:=350" office:value-type="currency" office:currency="BRL" office:value="350" calcext:value-type="currency">
            <text:p>R$ 350,00</text:p>
          </table:table-cell>
          <table:table-cell table:style-name="ce13" table:formula="of:=[.J53]+([.C54]+[.E54]+[.E54]+[.F54]+[.G54]+[.H54]+[.I54])" office:value-type="currency" office:currency="BRL" office:value="17572.5113636364" calcext:value-type="currency">
            <text:p>R$ 17.572,5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13" table:formula="of:=([.E33]+[.E34]+[.E35]+[.E37]+[.E38]+[.E39])*[.F4]" office:value-type="currency" office:currency="BRL" office:value="3961.36363636364" calcext:value-type="currency">
            <text:p>R$ 3.961,36</text:p>
          </table:table-cell>
          <table:table-cell table:style-name="ce13" table:formula="of:=([.F33]+[.F34]+[.F35]+[.F37]+[.F38]+[.F39])*[.F5]" office:value-type="currency" office:currency="BRL" office:value="0" calcext:value-type="currency">
            <text:p>R$ 0,00</text:p>
          </table:table-cell>
          <table:table-cell table:style-name="ce13" table:formula="of:=([.G33]+[.G34]+[.G35]+[.G37]+[.G38]+[.G39])*[.F6]" office:value-type="currency" office:currency="BRL" office:value="0" calcext:value-type="currency">
            <text:p>R$ 0,00</text:p>
          </table:table-cell>
          <table:table-cell table:style-name="ce13" table:formula="of:=([.H33]+[.H34]+[.H35]+[.H37]+[.H38]+[.H39])*[.F7]" office:value-type="currency" office:currency="BRL" office:value="0" calcext:value-type="currency">
            <text:p>R$ 0,00</text:p>
          </table:table-cell>
          <table:table-cell table:style-name="ce13" table:formula="of:=([.I33]+[.I34]+[.I35]+[.I37]+[.I38]+[.I39])*[.F8]" office:value-type="currency" office:currency="BRL" office:value="0" calcext:value-type="currency">
            <text:p>R$ 0,00</text:p>
          </table:table-cell>
          <table:table-cell table:style-name="ce13" table:formula="of:=([.J33]+[.J34]+[.J35]+[.J37]+[.J38]+[.J39])*[.F9]" office:value-type="currency" office:currency="BRL" office:value="0" calcext:value-type="currency">
            <text:p>R$ 0,00</text:p>
          </table:table-cell>
          <table:table-cell table:style-name="ce13" table:formula="of:=350" office:value-type="currency" office:currency="BRL" office:value="350" calcext:value-type="currency">
            <text:p>R$ 350,00</text:p>
          </table:table-cell>
          <table:table-cell table:style-name="ce13" table:formula="of:=[.J54]+([.C55]+[.D55]+[.E55]+[.F55]+[.G55]+[.H55]+[.I55])" office:value-type="currency" office:currency="BRL" office:value="21883.875" calcext:value-type="currency">
            <text:p>R$ 21.883,88</text:p>
          </table:table-cell>
          <table:table-cell table:number-columns-repeated="2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6:46:59.3154461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3-30T18:23:40.207197333</dc:date>
    <meta:editing-duration>PT2H4M40S</meta:editing-duration>
    <meta:editing-cycles>11</meta:editing-cycles>
    <meta:generator>LibreOffice/5.1.6.2$Linux_X86_64 LibreOffice_project/10m0$Build-2</meta:generator>
    <meta:document-statistic meta:table-count="1" meta:cell-count="181" meta:object-count="0"/>
  </office:meta>
</office:document-meta>
</file>